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Liberation Sans" svg:font-family="'Liberation Sans'" style:font-family-generic="swiss"/>
    <style:font-face style:name="Lucidasans" svg:font-family="Lucidasans" style:font-family-generic="swiss"/>
    <style:font-face style:name="AR PL SungtiL GB" svg:font-family="'AR PL SungtiL GB'" style:font-family-generic="system" style:font-pitch="variable"/>
  </office:font-face-decls>
  <office:automatic-styles>
    <style:style style:name="P1" style:family="paragraph" style:parent-style-name="Standard">
      <style:text-properties officeooo:rsid="00167ede" officeooo:paragraph-rsid="00167ede"/>
    </style:style>
    <style:style style:name="P2" style:family="paragraph" style:parent-style-name="Standard">
      <style:text-properties officeooo:rsid="0017bca7" officeooo:paragraph-rsid="0017bca7"/>
    </style:style>
    <style:style style:name="P3" style:family="paragraph" style:parent-style-name="Standard" style:list-style-name="L1">
      <style:text-properties officeooo:paragraph-rsid="0017bca7"/>
    </style:style>
    <style:style style:name="P4" style:family="paragraph" style:parent-style-name="Standard" style:list-style-name="L1">
      <style:text-properties officeooo:rsid="0017ef9c" officeooo:paragraph-rsid="0017ef9c"/>
    </style:style>
    <style:style style:name="P5" style:family="paragraph" style:parent-style-name="Standard">
      <style:text-properties officeooo:rsid="00188f92" officeooo:paragraph-rsid="00188f92"/>
    </style:style>
    <style:style style:name="P6" style:family="paragraph" style:parent-style-name="Standard" style:list-style-name="L1">
      <style:text-properties officeooo:rsid="001a2c97" officeooo:paragraph-rsid="001a2c97"/>
    </style:style>
    <style:style style:name="P7" style:family="paragraph" style:parent-style-name="Standard" style:list-style-name="L1">
      <style:text-properties officeooo:rsid="001b2492" officeooo:paragraph-rsid="001b2492"/>
    </style:style>
    <style:style style:name="P8" style:family="paragraph" style:parent-style-name="Standard" style:list-style-name="L1">
      <style:text-properties officeooo:rsid="001e30af" officeooo:paragraph-rsid="001e30af"/>
    </style:style>
    <style:style style:name="P9" style:family="paragraph" style:parent-style-name="Standard" style:list-style-name="L1">
      <style:text-properties officeooo:rsid="001f5896" officeooo:paragraph-rsid="001f5896"/>
    </style:style>
    <style:style style:name="T1" style:family="text">
      <style:text-properties officeooo:rsid="0017bca7"/>
    </style:style>
    <style:style style:name="T2" style:family="text">
      <style:text-properties officeooo:rsid="00188f92"/>
    </style:style>
    <style:style style:name="T3" style:family="text">
      <style:text-properties officeooo:rsid="001a2c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iap pokok bahasan ada soal dan latihan <text:span text:style-name="T1">5 essay dan 10 PG</text:span></text:p>
      <text:p text:style-name="P5">Acuan: silabus</text:p>
      <text:p text:style-name="P1"/>
      <text:p text:style-name="P1"/>
      <text:list xml:id="list5748755547753166825" text:style-name="L1">
        <text:list-item>
          <text:p text:style-name="P3"><text:span text:style-name="T2">Fauzi<text:tab/><text:tab/>: manfaat, kerugian, istilah-istilah, layanan aplikasi di internet</text:span></text:p>
        </text:list-item>
        <text:list-item>
          <text:p text:style-name="P4">Faiq<text:tab/><text:tab/>: <text:span text:style-name="T2">dasar-dasar Jaringan komputer (macam-macam jaringan komputer, macam-macam topologi)</text:span></text:p>
        </text:list-item>
        <text:list-item>
          <text:p text:style-name="P6">Miftah<text:tab/><text:tab/>: soal uji kompetensi Bab 2 ( <text:span text:style-name="T2">dasar-dasar Jaringan komputer (macam-macam jaringan komputer, macam-macam topologi)</text:span> ( 25 PG, 10 essay)</text:p>
        </text:list-item>
        <text:list-item>
          <text:p text:style-name="P6">Lukman<text:tab/>: soal uji kompetensi Bab 1 (pengenalan internet) ( 25 PG, 10 essay)</text:p>
        </text:list-item>
        <text:list-item>
          <text:p text:style-name="P6">Edi<text:tab/><text:tab/><text:tab/>: Perangkat keras internet</text:p>
        </text:list-item>
        <text:list-item>
          <text:p text:style-name="P7">Agung<text:tab/><text:tab/>: <text:span text:style-name="T3">soal uji kompetensi Bab </text:span>3<text:span text:style-name="T3"> (Perangkat keras internet) ( 25 PG, 10 essay)</text:span></text:p>
        </text:list-item>
        <text:list-item>
          <text:p text:style-name="P8">Ulil<text:tab/><text:tab/><text:tab/>: Bab 4 Koneksi internet </text:p>
        </text:list-item>
        <text:list-item>
          <text:p text:style-name="P9">Amrin<text:tab/><text:tab/>: jasa layanan internet</text:p>
        </text:list-item>
        <text:list-item>
          <text:p text:style-name="P9">Hermin<text:tab/>: Soal uji akhir semester 1 (50 PG + 10 Essay)</text:p>
          <text:p text:style-name="P6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Liberation Sans" svg:font-family="'Liberation Sans'" style:font-family-generic="swiss"/>
    <style:font-face style:name="Lucidasans" svg:font-family="Lucidasans" style:font-family-generic="swiss"/>
    <style:font-face style:name="AR PL SungtiL GB" svg:font-family="'AR PL SungtiL G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id" fo:country="ID" style:letter-kerning="true" style:font-name-asian="AR PL SungtiL GB" style:font-size-asian="10.5pt" style:language-asian="zh" style:country-asian="CN" style:font-name-complex="Lucida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6.35mm" style:writing-mode="page"/>
      <style:text-properties style:use-window-font-color="true" style:font-name="Liberation Sans" fo:font-size="12pt" fo:language="id" fo:country="ID" style:letter-kerning="true" style:font-name-asian="AR PL SungtiL GB" style:font-size-asian="10.5pt" style:language-asian="zh" style:country-asian="CN" style:font-name-complex="Lucida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" fo:font-family="'Bitstream Vera Sans'" style:font-family-generic="swiss" fo:font-size="14pt" style:font-name-asian="AR PL SungtiL GB" style:font-family-asian="'AR PL SungtiL GB'" style:font-family-generic-asian="system" style:font-pitch-asian="variable" style:font-size-asian="14pt" style:font-name-complex="Lucidasans" style:font-family-complex="Lucida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ucidasans" style:font-family-complex="Lucida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ucidasans" style:font-family-complex="Lucida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ucidasans" style:font-family-complex="Lucida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2-21T12:33:12.614625758</meta:creation-date>
    <dc:date>2017-02-21T12:50:20.933018717</dc:date>
    <dc:creator>Faiq Aminuddin</dc:creator>
    <meta:editing-duration>PT17M2S</meta:editing-duration>
    <meta:editing-cycles>12</meta:editing-cycles>
    <meta:generator>LibreOffice/5.1.4.2$Linux_x86 LibreOffice_project/10m0$Build-2</meta:generator>
    <meta:document-statistic meta:table-count="0" meta:image-count="0" meta:object-count="0" meta:page-count="1" meta:paragraph-count="12" meta:word-count="121" meta:character-count="689" meta:non-whitespace-character-count="579"/>
  </office:meta>
</office:document-meta>
</file>